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Only Cylinder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x 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linder radius</text:p>
          </table:table-cell>
          <table:table-cell table:formula="of:=[.B4]/80" office:value-type="float" office:value="10" calcext:value-type="float">
            <text:p>10</text:p>
          </table:table-cell>
          <table:table-cell/>
          <table:table-cell table:formula="of:=[.D4]/8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o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v</text:p>
          </table:table-cell>
          <table:table-cell table:formula="of:=[.B9]*[.B7]/2/[.B6]" office:value-type="float" office:value="0.0004375" calcext:value-type="float">
            <text:p>0.0004375</text:p>
          </table:table-cell>
          <table:table-cell/>
          <table:table-cell table:formula="of:=[.D9]*[.D7]/2/[.D6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style-name="ce1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th Flagell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x 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ylinder radius</text:p>
          </table:table-cell>
          <table:table-cell table:formula="of:=[.B20]/80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_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v</text:p>
          </table:table-cell>
          <table:table-cell table:formula="of:=[.B25]*[.B23]/2/[.B22]" office:value-type="float" office:value="0.00045" calcext:value-type="float">
            <text:p>0.0004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agella p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mega st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L_st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30]*[.$B$6]*2" office:value-type="float" office:value="20" calcext:value-type="float">
            <text:p>20</text:p>
          </table:table-cell>
          <table:table-cell table:formula="of:=[.C30]*[.$B$6]*2" office:value-type="float" office:value="40" calcext:value-type="float">
            <text:p>40</text:p>
          </table:table-cell>
          <table:table-cell table:formula="of:=[.D30]*[.$B$6]*2" office:value-type="float" office:value="60" calcext:value-type="float">
            <text:p>60</text:p>
          </table:table-cell>
          <table:table-cell table:formula="of:=[.E30]*[.$B$6]*2" office:value-type="float" office:value="20" calcext:value-type="float">
            <text:p>20</text:p>
          </table:table-cell>
          <table:table-cell table:formula="of:=[.F30]*[.$B$6]*2" office:value-type="float" office:value="40" calcext:value-type="float">
            <text:p>40</text:p>
          </table:table-cell>
          <table:table-cell table:formula="of:=[.G30]*[.$B$6]*2" office:value-type="float" office:value="60" calcext:value-type="float">
            <text:p>60</text:p>
          </table:table-cell>
          <table:table-cell table:formula="of:=[.H30]*[.$B$6]*2" office:value-type="float" office:value="20" calcext:value-type="float">
            <text:p>20</text:p>
          </table:table-cell>
          <table:table-cell table:formula="of:=[.I30]*[.$B$6]*2" office:value-type="float" office:value="40" calcext:value-type="float">
            <text:p>40</text:p>
          </table:table-cell>
          <table:table-cell table:formula="of:=[.J30]*[.$B$6]*2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table:formula="of:=[.$B$8]*[.B30]*2*[.$B$6]" office:value-type="float" office:value="20" calcext:value-type="float">
            <text:p>20</text:p>
          </table:table-cell>
          <table:table-cell table:formula="of:=[.$B$8]*[.C30]*2*[.$B$6]" office:value-type="float" office:value="40" calcext:value-type="float">
            <text:p>40</text:p>
          </table:table-cell>
          <table:table-cell table:formula="of:=[.$B$8]*[.D30]*2*[.$B$6]" office:value-type="float" office:value="60" calcext:value-type="float">
            <text:p>60</text:p>
          </table:table-cell>
          <table:table-cell table:formula="of:=[.$B$8]*[.E30]*2*[.$B$6]" office:value-type="float" office:value="20" calcext:value-type="float">
            <text:p>20</text:p>
          </table:table-cell>
          <table:table-cell table:formula="of:=[.$B$8]*[.F30]*2*[.$B$6]" office:value-type="float" office:value="40" calcext:value-type="float">
            <text:p>40</text:p>
          </table:table-cell>
          <table:table-cell table:formula="of:=[.$B$8]*[.G30]*2*[.$B$6]" office:value-type="float" office:value="60" calcext:value-type="float">
            <text:p>60</text:p>
          </table:table-cell>
          <table:table-cell table:formula="of:=[.$B$8]*[.H30]*2*[.$B$6]" office:value-type="float" office:value="20" calcext:value-type="float">
            <text:p>20</text:p>
          </table:table-cell>
          <table:table-cell table:formula="of:=[.$B$8]*[.I30]*2*[.$B$6]" office:value-type="float" office:value="40" calcext:value-type="float">
            <text:p>40</text:p>
          </table:table-cell>
          <table:table-cell table:formula="of:=[.$B$8]*[.J30]*2*[.$B$6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k_spring</text:p>
          </table:table-cell>
          <table:table-cell table:number-columns-repeated="3" office:value-type="string" calcext:value-type="string">
            <text:p>rigid</text:p>
          </table:table-cell>
          <table:table-cell table:formula="of:=12*(PI()*[.$B$10]/[.E29])*(PI()*[.$B$10]/[.E29])*([.E30]*2*[.$B$6])*([.E30]*2*[.$B$6])" office:value-type="float" office:value="0.00906769904350085" calcext:value-type="float">
            <text:p>0.009067699043501</text:p>
          </table:table-cell>
          <table:table-cell table:formula="of:=12*(PI()*[.$B$10]/[.F29])*(PI()*[.$B$10]/[.F29])*([.F30]*2*[.$B$6])*([.F30]*2*[.$B$6])" office:value-type="float" office:value="0.0362707961740034" calcext:value-type="float">
            <text:p>0.036270796174003</text:p>
          </table:table-cell>
          <table:table-cell table:formula="of:=12*(PI()*[.$B$10]/[.G29])*(PI()*[.$B$10]/[.G29])*([.G30]*2*[.$B$6])*([.G30]*2*[.$B$6])" office:value-type="float" office:value="0.0816092913915076" calcext:value-type="float">
            <text:p>0.081609291391508</text:p>
          </table:table-cell>
          <table:table-cell table:formula="of:=12*(PI()*[.$B$10]/[.H29])*(PI()*[.$B$10]/[.H29])*([.H30]*2*[.$B$6])*([.H30]*2*[.$B$6])" office:value-type="float" office:value="0.00145083184696014" calcext:value-type="float">
            <text:p>0.00145083184696</text:p>
          </table:table-cell>
          <table:table-cell table:formula="of:=12*(PI()*[.$B$10]/[.I29])*(PI()*[.$B$10]/[.I29])*([.I30]*2*[.$B$6])*([.I30]*2*[.$B$6])" office:value-type="float" office:value="0.00580332738784054" calcext:value-type="float">
            <text:p>0.005803327387841</text:p>
          </table:table-cell>
          <table:table-cell table:formula="of:=12*(PI()*[.$B$10]/[.J29])*(PI()*[.$B$10]/[.J29])*([.J30]*2*[.$B$6])*([.J30]*2*[.$B$6])" office:value-type="float" office:value="0.0130574866226412" calcext:value-type="float">
            <text:p>0.01305748662264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14:57.825863692</meta:creation-date>
    <dc:date>2018-02-01T16:56:33.120137239</dc:date>
    <meta:editing-duration>PT11M20S</meta:editing-duration>
    <meta:editing-cycles>4</meta:editing-cycles>
    <meta:generator>LibreOffice/5.3.1.2$Linux_X86_64 LibreOffice_project/30m0$Build-2</meta:generator>
    <meta:document-statistic meta:table-count="1" meta:cell-count="92" meta:object-count="0"/>
  </office:meta>
</office:document-meta>
</file>